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2cm" svg:y1="1cm" svg:x2="19cm" svg:y2="1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1" draw:text-style-name="P3" draw:layer="layout" svg:width="2.267cm" svg:height="0.954cm" svg:x="2.397cm" svg:y="-0.2cm">
          <draw:text-box>
            <text:p text:style-name="P3"><text:span text:style-name="T4">w(x, 5)</text:span></text:p>
          </draw:text-box>
        </draw:frame>
        <draw:frame draw:style-name="gr3" draw:layer="layout" svg:width="3.216cm" svg:height="1.138cm" svg:x="15.484cm" svg:y="-0.238cm">
          <draw:text-box>
            <text:p><text:span text:style-name="T4">r(y)</text:span><text:span text:style-name="T5"> </text:span><text:span text:style-name="T6">→</text:span><text:span text:style-name="T5"> 0</text:span></text:p>
          </draw:text-box>
        </draw:frame>
        <draw:frame draw:style-name="gr3" draw:text-style-name="P4" draw:layer="layout" svg:width="4cm" svg:height="1.138cm" svg:x="6.8cm" svg:y="7.062cm">
          <draw:text-box>
            <text:p text:style-name="P4"><text:span text:style-name="T4">r(x) </text:span><text:span text:style-name="T7">→</text:span><text:span text:style-name="T4"> 5</text:span></text:p>
          </draw:text-box>
        </draw:frame>
        <draw:line draw:style-name="gr2" draw:text-style-name="P2" draw:layer="layout" svg:x1="5.1cm" svg:y1="0.7cm" svg:x2="5.1cm" svg:y2="1.2cm">
          <text:p/>
        </draw:lin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line draw:style-name="gr2" draw:text-style-name="P2" draw:layer="layout" svg:x1="12.9cm" svg:y1="6.701cm" svg:x2="12.9cm" svg:y2="7.201cm">
          <text:p/>
        </draw:line>
        <draw:custom-shape draw:style-name="gr4" draw:text-style-name="P2" draw:layer="layout" svg:width="3.5cm" svg:height="0.5cm" svg:x="2.2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1cm" svg:x2="2.7cm" svg:y2="3cm">
          <text:p/>
        </draw:line>
        <draw:line draw:style-name="gr5" draw:text-style-name="P2" draw:layer="layout" svg:x1="2.2cm" svg:y1="1cm" svg:x2="3.7cm" svg:y2="5cm">
          <text:p/>
        </draw:line>
        <draw:line draw:style-name="gr5" draw:text-style-name="P2" draw:layer="layout" svg:x1="3.7cm" svg:y1="5cm" svg:x2="5.7cm" svg:y2="1cm">
          <text:p/>
        </draw:line>
        <draw:line draw:style-name="gr5" draw:text-style-name="P2" draw:layer="layout" svg:x1="2.7cm" svg:y1="3cm" svg:x2="4.7cm" svg:y2="1cm">
          <text:p/>
        </draw:line>
        <draw:custom-shape draw:style-name="gr4" draw:text-style-name="P2" draw:layer="layout" svg:width="3.5cm" svg:height="0.5cm" svg:x="2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5cm" svg:x="7.1cm" svg:y="6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1cm" svg:y1="7cm" svg:x2="8.1cm" svg:y2="5cm">
          <text:p/>
        </draw:line>
        <draw:line draw:style-name="gr5" draw:text-style-name="P2" draw:layer="layout" svg:x1="8.1cm" svg:y1="5cm" svg:x2="9.1cm" svg:y2="7cm">
          <text:p/>
        </draw:line>
        <draw:custom-shape draw:style-name="gr4" draw:text-style-name="P2" draw:layer="layout" svg:width="5cm" svg:height="0.5cm" svg:x="10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29cm" svg:height="0.954cm" svg:x="11.5cm" svg:y="7.1cm">
          <draw:text-box>
            <text:p text:style-name="P3"><text:span text:style-name="T4">w(y, 6)</text:span></text:p>
          </draw:text-box>
        </draw:frame>
        <draw:line draw:style-name="gr5" draw:text-style-name="P2" draw:layer="layout" svg:x1="10cm" svg:y1="7cm" svg:x2="11.5cm" svg:y2="5cm">
          <text:p/>
        </draw:line>
        <draw:line draw:style-name="gr5" draw:text-style-name="P2" draw:layer="layout" svg:x1="10cm" svg:y1="7cm" svg:x2="14cm" svg:y2="3cm">
          <text:p/>
        </draw:line>
        <draw:line draw:style-name="gr5" draw:text-style-name="P2" draw:layer="layout" svg:x1="11.5cm" svg:y1="5cm" svg:x2="12.5cm" svg:y2="7cm">
          <text:p/>
        </draw:line>
        <draw:line draw:style-name="gr5" draw:text-style-name="P2" draw:layer="layout" svg:x1="14cm" svg:y1="3cm" svg:x2="15cm" svg:y2="7cm">
          <text:p/>
        </draw:line>
        <draw:custom-shape draw:style-name="gr4" draw:text-style-name="P2" draw:layer="layout" svg:width="2.1cm" svg:height="0.5cm" svg:x="15.8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9cm" svg:y1="1cm" svg:x2="16.9cm" svg:y2="3cm">
          <text:p/>
        </draw:line>
        <draw:line draw:style-name="gr5" draw:text-style-name="P2" draw:layer="layout" svg:x1="16.9cm" svg:y1="3cm" svg:x2="17.9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50M</meta:editing-duration>
    <meta:editing-cycles>11</meta:editing-cycles>
    <meta:generator>LibreOffice/3.6$MacOSX_x86 LibreOffice_project/932b512-69e3009-7a10e5c-fc86223-a55908</meta:generator>
    <meta:initial-creator>Alberto Montresor</meta:initial-creator>
    <dc:date>2012-11-09T19:09:16</dc:date>
    <meta:document-statistic meta:object-count="31"/>
  </office:meta>
</office:document-meta>
</file>